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fo:line-height="115%" style:page-number="1"/>
    </style:style>
    <style:style style:name="P4" style:family="paragraph" style:parent-style-name="Standard">
      <loext:graphic-properties draw:fill="solid" draw:fill-color="#ffffff"/>
      <style:paragraph-properties fo:margin-top="0in" fo:margin-bottom="0.278in" loext:contextual-spacing="false" fo:line-height="115%" fo:text-align="justify" style:justify-single-word="false" fo:background-color="#ffffff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22222" fo:font-size="12pt" fo:font-weight="bold" style:font-size-asian="12pt" style:font-weight-asian="bold" style:font-size-complex="12pt"/>
    </style:style>
    <style:style style:name="T4" style:family="text">
      <style:text-properties fo:color="#222222" fo:font-size="12pt" style:font-size-asian="12pt" style:font-size-complex="12pt"/>
    </style:style>
    <style:style style:name="T5" style:family="text">
      <style:text-properties fo:color="#111111"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nteúdo:</text:span><text:span text:style-name="T2"> Atividades recomendadas para cada tipo de problema de saúde.</text:span></text:p>
      <text:p text:style-name="P4"><text:span text:style-name="T3">Título: </text:span><text:span text:style-name="T5">Saiba quais atividades são recomendadas para problemas de saúde.</text:span></text:p>
      <text:p text:style-name="P4"><text:span text:style-name="T4">Vamos fazer uma atividade física?</text:span></text:p>
      <text:p text:style-name="P4"><text:span text:style-name="T4">Você já sabe que fazer atividade física pode mudar sua vida, melhorando e deixando sua vida mais saudável. Os exercícios podem auxiliar não só na prevenção também pode curar alguns males. A dica é deixar a preguiça de lado e procurar fazer algum exercício. </text:span></text:p>
      <text:p text:style-name="P4"><text:span text:style-name="T4">André Fernandes, presidente do Conselho Regional de Educação Física do Rio de Janeiro e Espírito Santo, explica que quem pratica exercícios físicos regularmente, diminui as chances de ter problemas cardiovasculares e respiratórios, além de reduzir a probabilidade de sofrer algum tipo de lesão muscular, articular e óssea. As atividades podem contribuir com o aumento da capacidade de raciocínio e retenção de informações, também diminuindo o stress.</text:span></text:p>
      <text:p text:style-name="P4"><text:span text:style-name="T4">Entendendo que à vários benefícios para manter o corpo ativo, o advogado aposentado Antonio Mazzi, em toda sua vida sempre fez exercícios. Há 4 anos, ele trocou a musculação pelo pilates por conta de um problema de coluna.</text:span></text:p>
      <text:p text:style-name="P4"><text:span text:style-name="T4">Antônio tem hérnia de disco, consequentemente sentia dores muito fortes. Ele encontrou um conforto em outro tipo de atividade, fora da musculação, começou a realizar pilates, com isso as dores cessaram, disse Antônio “ O que não posso é parar de fazer, se não, o corpo reclama.</text:span></text:p>
      <text:p text:style-name="P4"><text:span text:style-name="T4">Que tal saber qual exercício é bom para o seu problema.</text:span></text:p>
      <text:p text:style-name="P1"><text:span text:style-name="T1">Problemas cardíacos</text:span></text:p>
      <text:p text:style-name="P1"><text:span text:style-name="T2">Exercitar-se ajuda a prevenir doença cardíaca ao fortalecer o músculo do coração, reduzir a pressão arterial, aumentar os níveis do colesterol bom, diminuir os do ruim e melhorar a circulação.</text:span></text:p>
      <text:p text:style-name="P1"><text:span text:style-name="T2">Atividade: <text:s/>Natação, dança e caminhada, de 3 a 4 vezes por semana em dias alternados, durante 30 e 60 min. Acompanhe a frequência cardíaca com aparelho apropriado. </text:span></text:p>
      <text:p text:style-name="P2"/>
      <text:p text:style-name="P1"><text:span text:style-name="T1">Obesidade:</text:span></text:p>
      <text:p text:style-name="P1"><text:span text:style-name="T2">A atividade física ajuda a reduzir gordura e aumentar a massa muscular, provocando maior consumo de calorias pelo organismo.</text:span></text:p>
      <text:p text:style-name="P1"><text:span text:style-name="T2">Atividades: as aeróbicas com menor impacto, como pedalar, caminhar, hidroginástica e natação, são as mais indicadas. Já a musculação ajuda a eliminar a flacidez. Devem ser feitas todo dia, de 45 min a 1h20. </text:span></text:p>
      <text:p text:style-name="P2"/>
      <text:p text:style-name="P1"><text:span text:style-name="T1">Osteoporose: </text:span></text:p>
      <text:p text:style-name="P1"><text:span text:style-name="T2">Os exercícios atuam na manutenção da massa óssea, na melhora da força muscular e do equilíbrio, diminuindo o risco de fraturas.</text:span></text:p>
      <text:p text:style-name="P1"><text:span text:style-name="T2">Atividades: exercícios aeróbicos, como caminhar, pedalar, nadar, dançar ou correr ( de acordo com a capacidade de cada pessoa). <text:s/>Devem ser feito 3 a 5 <text:s/>vezes por semana.</text:span></text:p>
      <text:p text:style-name="P2"/>
      <text:p text:style-name="P1"><text:span text:style-name="T1">Dor nas costas: </text:span><text:span text:style-name="T2"><text:s/></text:span></text:p>
      <text:p text:style-name="P1"><text:span text:style-name="T2">As dores nas costas podem ter várias origens, porém, na maioria dos casos é preciso fortalecer os músculos abdominais e dorsais.</text:span></text:p>
      <text:p text:style-name="P1"><text:span text:style-name="T2">Atividades: Ioga, natação, caminhada, musculação, alongamento e danças. Pode ser realizado todos os dias, de 15 a 30 minutos. Cuidado com o volume de treinos e a intensidade dos movimentos.</text:span></text:p>
      <text:p text:style-name="P2"/>
      <text:p text:style-name="P1"><text:span text:style-name="T1">Hipertensão: </text:span><text:span text:style-name="T2">Movimentar-se ajuda a controlar a pressão.</text:span></text:p>
      <text:p text:style-name="P1"><text:soft-page-break/><text:span text:style-name="T2">Atividades: caminhada, ioga, natação de baixa intensidade, alongamento, pilates, todo dia, com um tempo de descanso. Acompanhe a frequência cardíaca e evite atividades que elevem os batimento e a pressão, como o spinning, Dor de cabeça, tontura e sono no exercício são sinais de alerta. Pare na hora e fale com seu médico.</text:span></text:p>
      <text:p text:style-name="P2"/>
      <text:p text:style-name="P1"><text:span text:style-name="T1">Diabetes:</text:span></text:p>
      <text:p text:style-name="P1"><text:span text:style-name="T2">Em muitos casos, há uma diminuição da necessidade de aplicar insulina após algumas semanas de exercícios.</text:span></text:p>
      <text:p text:style-name="P1"><text:span text:style-name="T2">Atividades: As anaeróbicas, como musculação, estão entre as melhores e devem ser feitas de 2 a 3 vezes por semana, com duração de 30 a 50 minutos. É recomendável medir os índices glicêmicos antes, durante e depois, além de ingerir uma fruta cerca de 15 minutos antes. </text:span></text:p>
      <text:p text:style-name="P2"/>
      <text:p text:style-name="P1"><text:span text:style-name="T1">Colesterol alto:</text:span></text:p>
      <text:p text:style-name="P1"><text:span text:style-name="T2">Exercícios aeróbicos colaboram na redução dos níveis de colesterol.</text:span></text:p>
      <text:p text:style-name="P1"><text:span text:style-name="T2">Atividades: <text:s/>a corrida e a bicicleta são mais recomendadas, de 2 a 3 vezes por semana, com duração média de 50 minutos. É necessário procurar orientação médica para fazer a atividade adequada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8" meta:word-count="615" meta:character-count="3829" meta:non-whitespace-character-count="3231"/>
    <meta:generator>LibreOfficeDev/5.1.0.3$Linux_X86_64 LibreOffice_project/</meta:generator>
  </office:meta>
</office:document-meta>
</file>